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F000000061301CE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oxima Nova" svg:font-family="'Proxima Nova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margin-top="0.847cm" fo:margin-bottom="0cm" style:contextual-spacing="false" fo:line-height="150%" style:writing-mode="lr-tb"/>
      <style:text-properties fo:font-variant="normal" fo:text-transform="none" fo:color="#039be5" style:text-line-through-style="none" style:text-line-through-type="none" style:font-name="Proxima Nova" fo:font-size="18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.353cm" fo:margin-bottom="0cm" style:contextual-spacing="false" fo:line-height="120%" style:writing-mode="lr-tb"/>
    </style:style>
    <style:style style:name="P3" style:family="paragraph" style:parent-style-name="Text_20_body">
      <style:paragraph-properties fo:margin-top="0.353cm" fo:margin-bottom="0cm" style:contextual-spacing="false" fo:line-height="150%" style:writing-mode="lr-tb"/>
    </style:style>
    <style:style style:name="P4" style:family="paragraph" style:parent-style-name="Text_20_body">
      <style:paragraph-properties fo:margin-top="0.353cm" fo:margin-bottom="0cm" style:contextual-spacing="false" fo:line-height="150%" style:writing-mode="lr-tb"/>
      <style:text-properties fo:font-variant="normal" fo:text-transform="none" fo:color="#039be5" style:text-line-through-style="none" style:text-line-through-type="none" style:font-name="Proxima Nova" fo:font-size="18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.353cm" fo:margin-bottom="0cm" style:contextual-spacing="false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Proxima Nova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666666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style:contextual-spacing="false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Proxima Nova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style:contextual-spacing="false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Proxima Nova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style:paragraph-properties fo:margin-top="0cm" fo:margin-bottom="0cm" style:contextual-spacing="false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Proxima Nova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style:paragraph-properties fo:margin-top="0cm" fo:margin-bottom="0cm" style:contextual-spacing="false" fo:line-height="150%" fo:background-color="transparent" style:writing-mode="lr-tb">
        <style:background-image/>
      </style:paragraph-properties>
    </style:style>
    <style:style style:name="P11" style:family="paragraph" style:parent-style-name="Text_20_body" style:list-style-name="L2">
      <style:paragraph-properties fo:margin-top="0cm" fo:margin-bottom="0cm" style:contextual-spacing="false" fo:line-height="150%" fo:background-color="transparent" style:writing-mode="lr-tb">
        <style:background-image/>
      </style:paragraph-properties>
    </style:style>
    <style:style style:name="P12" style:family="paragraph" style:parent-style-name="Text_20_body" style:list-style-name="L2">
      <style:paragraph-properties fo:margin-top="0.847cm" fo:margin-bottom="0cm" style:contextual-spacing="false" fo:line-height="150%" fo:background-color="transparent" style:writing-mode="lr-tb">
        <style:background-image/>
      </style:paragraph-properties>
    </style:style>
    <style:style style:name="T1" style:family="text">
      <style:text-properties fo:font-variant="normal" fo:text-transform="none" fo:color="#039be5" style:text-line-through-style="none" style:text-line-through-type="none" style:font-name="Proxima Nova" fo:font-size="2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404040" style:text-line-through-style="none" style:text-line-through-type="none" style:font-name="Proxima Nova" fo:font-size="24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404040" style:text-line-through-style="none" style:text-line-through-type="none" style:font-name="Proxima Nova" fo:font-size="30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Proxima Nova" fo:font-size="1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Proxima Nova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Proxima Nova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3089203b-6a60-e121-6961-aecbb5019006"/><text:span text:style-name="T1">Course Resources</text:span><text:span text:style-name="T2"><text:line-break/></text:span><text:span text:style-name="T3">FullStackReact</text:span></text:p>
      <text:p text:style-name="P6"><draw:frame draw:style-name="fr1" draw:name="Image1" text:anchor-type="as-char" svg:width="1.244cm" svg:height="0.159cm" draw:z-index="0"><draw:image xlink:href="Pictures/100002010000002F000000061301CEA5.png" xlink:type="simple" xlink:show="embed" xlink:actuate="onLoad"/></draw:frame></text:p>
      <text:h text:style-name="P1" text:outline-level="1">OFFICIAL COURSE REPO:</text:h>
      <text:p text:style-name="P3"><text:a xlink:type="simple" xlink:href="https://github.com/StephenGrider/FullstackReactCode"><text:span text:style-name="T4">https://github.com/StephenGrider/FullstackReactCode</text:span></text:a></text:p>
      <text:p text:style-name="P4">Link to download NodeJS Installer</text:p>
      <text:p text:style-name="P3"><text:a xlink:type="simple" xlink:href="https://nodejs.org/en/download/current/"><text:span text:style-name="T4">https://nodejs.org/en/download/current/</text:span></text:a></text:p>
      <text:p text:style-name="P4">[Optional] Editor add-on to auto-format your JS</text:p>
      <text:p text:style-name="P3"><text:a xlink:type="simple" xlink:href="https://github.com/prettier/prettier"><text:span text:style-name="T4">https://github.com/prettier/prettier</text:span></text:a></text:p>
      <text:p text:style-name="P4">[Optional] Blog Posts on React and other neat stuff</text:p>
      <text:p text:style-name="P3"><text:a xlink:type="simple" xlink:href="https://rallycoding.com/"><text:span text:style-name="T4">https://rallycoding.com/</text:span></text:a></text:p>
      <text:h text:style-name="P1" text:outline-level="1">How to get help</text:h>
      <text:list xml:id="list6232106164043226934" text:style-name="L1">
        <text:list-item>
          <text:p text:style-name="P5">Udemy Discussion Threads</text:p>
          <text:list>
            <text:list-item>
              <text:p text:style-name="P8">Chances are others are having the same troubleshooting issue as you!</text:p>
            </text:list-item>
          </text:list>
        </text:list-item>
        <text:list-item>
          <text:p text:style-name="P7">PM Stephen on Udemy</text:p>
          <text:list>
            <text:list-item>
              <text:p text:style-name="P8">Usually fastest reply</text:p>
            </text:list-item>
          </text:list>
        </text:list-item>
        <text:list-item>
          <text:p text:style-name="P7">Twitter</text:p>
          <text:list>
            <text:list-item>
              <text:p text:style-name="P10"><text:a xlink:type="simple" xlink:href="https://twitter.com/ste_grider"><text:span text:style-name="T5">https://twitter.com/ste_grider</text:span></text:a></text:p>
            </text:list-item>
          </text:list>
        </text:list-item>
        <text:list-item>
          <text:p text:style-name="P7">Github Issues on official course repo</text:p>
          <text:list>
            <text:list-item>
              <text:p text:style-name="P10"><text:a xlink:type="simple" xlink:href="https://github.com/StephenGrider/FullstackReactCode/issues"><text:span text:style-name="T5">https://github.com/StephenGrider/FullstackReactCode/issues</text:span></text:a></text:p>
            </text:list-item>
            <text:list-item>
              <text:p text:style-name="P8">If you post an issue here also PM me or tweet me a link, I don’t get a lot of notifications on Github issues</text:p>
            </text:list-item>
          </text:list>
        </text:list-item>
      </text:list>
      <text:h text:style-name="P1" text:outline-level="1"><text:soft-page-break/>Course Diagrams</text:h>
      <text:list xml:id="list8705867787111690382" text:style-name="L2">
        <text:list-item>
          <text:p text:style-name="P12"><text:span text:style-name="T6">You can view all course diagrams on your own here: </text:span><text:a xlink:type="simple" xlink:href="https://github.com/StephenGrider/FullstackReactCode/tree/master/diagrams"><text:span text:style-name="T5">https://github.com/StephenGrider/FullstackReactCode/tree/master/diagrams</text:span></text:a></text:p>
        </text:list-item>
        <text:list-item>
          <text:p text:style-name="P11"><text:span text:style-name="T6">All diagrams are authored using </text:span><text:a xlink:type="simple" xlink:href="https://www.draw.io/"><text:span text:style-name="T5">https://www.draw.io/</text:span></text:a></text:p>
        </text:list-item>
        <text:list-item>
          <text:p text:style-name="P9">You can edit diagrams on your own!</text:p>
          <text:list>
            <text:list-item>
              <text:p text:style-name="P11"><text:span text:style-name="T6">Go to </text:span><text:a xlink:type="simple" xlink:href="https://github.com/StephenGrider/FullstackReactCode/tree/master/diagrams"><text:span text:style-name="T5">https://github.com/StephenGrider/FullstackReactCode/tree/master/diagrams</text:span></text:a></text:p>
            </text:list-item>
            <text:list-item>
              <text:p text:style-name="P9">Open the folder containing the set of diagrams you want to edit</text:p>
            </text:list-item>
            <text:list-item>
              <text:p text:style-name="P9">Click on the ‘.xml’ file</text:p>
            </text:list-item>
            <text:list-item>
              <text:p text:style-name="P9">Click the ‘raw’ button</text:p>
            </text:list-item>
            <text:list-item>
              <text:p text:style-name="P9">Copy the URL</text:p>
            </text:list-item>
            <text:list-item>
              <text:p text:style-name="P11"><text:span text:style-name="T6">Go to </text:span><text:a xlink:type="simple" xlink:href="https://www.draw.io/"><text:span text:style-name="T5">https://www.draw.io/</text:span></text:a></text:p>
            </text:list-item>
            <text:list-item>
              <text:p text:style-name="P9">On the ‘Save Diagrams To…’ window click ‘Decide later’ at the bottom</text:p>
            </text:list-item>
            <text:list-item>
              <text:p text:style-name="P9">Click ‘File’ -&gt; ‘Import From’ -&gt; ‘URL’</text:p>
            </text:list-item>
            <text:list-item>
              <text:p text:style-name="P9">Paste the link to the XML file</text:p>
            </text:list-item>
            <text:list-item>
              <text:p text:style-name="P9">Tada!</text:p>
            </text:list-item>
          </text:list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Proxima Nova" svg:font-family="'Proxima Nova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8T21:37:42.955506610</dc:date>
    <meta:document-statistic meta:table-count="0" meta:image-count="1" meta:object-count="0" meta:page-count="2" meta:paragraph-count="34" meta:word-count="194" meta:character-count="1341" meta:non-whitespace-character-count="1202"/>
    <meta:generator>LibreOffice/4.2.8.2$Linux_X86_64 LibreOffice_project/420m0$Build-2</meta:generator>
  </office:meta>
</office:document-meta>
</file>